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I52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2">
          <table:table-cell table:style-name="ce10"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500" calcext:value-type="float">
            <text:p>5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500" calcext:value-type="float">
            <text:p>5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500" calcext:value-type="float">
            <text:p>5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Gold</text:p>
          </table:table-cell>
          <table:table-cell table:style-name="ce90" office:value-type="float" office:value="500" calcext:value-type="float">
            <text:p>5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152" office:value-type="float" office:value="50" calcext:value-type="float">
            <text:p>5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700" calcext:value-type="float">
            <text:p>7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700" calcext:value-type="float">
            <text:p>7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200" calcext:value-type="float">
            <text:p>20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125" office:value-type="float" office:value="50" calcext:value-type="float">
            <text:p>5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126" office:value-type="float" office:value="50" calcext:value-type="float">
            <text:p>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21 Feuille1.O19:Feuille1.Q21 Feuille1.R19:Feuille1.S21 Feuille1.B6:Feuille1.F17 Feuille1.G6:Feuille1.G17 Feuille1.I6:Feuille1.Q6 Feuille1.H6:Feuille1.H17 Feuille1.R6:Feuille1.S17 Feuille1.O4:Feuille1.Q4 Feuille1.L3:Feuille1.L4 Feuille1.O3:Feuille1.Q3 Feuille1.O8:Feuille1.Q17 Feuille1.I7:Feuille1.L7 Feuille1.O7:Feuille1.Q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25:Feuille1.Q37">
            <calcext:condition calcext:apply-style-name="Cellule invalide" calcext:value="=&quot;&quot;" calcext:base-cell-address="Feuille1.B2"/>
          </calcext:conditional-format>
          <calcext:conditional-format calcext:target-range-address="Feuille1.B22:Feuille1.M22 Feuille1.O22:Feuille1.S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O18:Feuille1.S18">
            <calcext:condition calcext:apply-style-name="Cellule invalide" calcext:value="=&quot;&quot;" calcext:base-cell-address="Feuille1.B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P57:Feuille1.S59 Feuille1.P53:Feuille1.S55 Feuille1.I53:Feuille1.I53 Feuille1.B41:Feuille1.B41 Feuille1.B46:Feuille1.B47 Feuille1.B57:Feuille1.B57 Feuille1.B53:Feuille1.B53 Feuille1.E45:Feuille1.H47 Feuille1.P45:Feuille1.S47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P52:Feuille1.S52 Feuille1.M52:Feuille1.M52 Feuille1.I52:Feuille1.I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P60:Feuille1.S60 Feuille1.B60:Feuille1.B60 Feuille1.E60:Feuille1.I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P56:Feuille1.S56 Feuille1.B56:Feuille1.B56 Feuille1.E56:Feuille1.I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2:58:39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0T22:58:46.558000000</dc:date>
    <meta:editing-duration>PT3H19M43S</meta:editing-duration>
    <meta:editing-cycles>124</meta:editing-cycles>
    <meta:document-statistic meta:table-count="1" meta:cell-count="1105" meta:object-count="0"/>
  </office:meta>
</office:document-meta>
</file>